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P26-3_45">
            <text:p>P26-3_45</text:p>
          </table:table-cell>
          <table:table-cell office:value-type="float" office:value="39.74">
            <text:p>39.74</text:p>
          </table:table-cell>
          <table:table-cell office:value-type="float" office:value="8.61">
            <text:p>8.61</text:p>
          </table:table-cell>
          <table:table-cell office:value-type="float" office:value="2570.0">
            <text:p>257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uizEtal2018,VacchiEtal2018a">
            <text:p>Ruiz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92534">
            <text:p>AA-92534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481.0">
            <text:p>1481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84428">
            <text:p>AA-84428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4228.0">
            <text:p>4228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3_Ponti">
            <text:p>3_Ponti</text:p>
          </table:table-cell>
          <table:table-cell office:value-type="float" office:value="39.05">
            <text:p>39.05</text:p>
          </table:table-cell>
          <table:table-cell office:value-type="float" office:value="8.47">
            <text:p>8.47</text:p>
          </table:table-cell>
          <table:table-cell office:value-type="float" office:value="1940.0">
            <text:p>1940.0</text:p>
          </table:table-cell>
          <table:table-cell office:value-type="float" office:value="20.0">
            <text:p>20.0</text:p>
          </table:table-cell>
          <table:table-cell office:value-type="string" office:value="Ceramics in beachrocks">
            <text:p>Ceramics in beachrocks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OrruEtal2011,VacchiEtal2018a">
            <text:p>OrruEtal2011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1">
            <text:p>Antonioli-01</text:p>
          </table:table-cell>
          <table:table-cell office:value-type="float" office:value="38.98">
            <text:p>38.98</text:p>
          </table:table-cell>
          <table:table-cell office:value-type="float" office:value="9.01">
            <text:p>9.01</text:p>
          </table:table-cell>
          <table:table-cell office:value-type="float" office:value="1900.0">
            <text:p>1900.0</text:p>
          </table:table-cell>
          <table:table-cell office:value-type="float" office:value="300.0">
            <text:p>300.0</text:p>
          </table:table-cell>
          <table:table-cell office:value-type="string" office:value="Harbour structure">
            <text:p>Harbour structure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1_Sa_Barra">
            <text:p>1_Sa_Barra</text:p>
          </table:table-cell>
          <table:table-cell office:value-type="float" office:value="39.07">
            <text:p>39.07</text:p>
          </table:table-cell>
          <table:table-cell office:value-type="float" office:value="8.46">
            <text:p>8.46</text:p>
          </table:table-cell>
          <table:table-cell office:value-type="float" office:value="2300.0">
            <text:p>2300.0</text:p>
          </table:table-cell>
          <table:table-cell office:value-type="float" office:value="100.0">
            <text:p>100.0</text:p>
          </table:table-cell>
          <table:table-cell office:value-type="string" office:value="Harbour structure">
            <text:p>Harbour structure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OrruEtal2011,VacchiEtal2018a">
            <text:p>OrruEtal2011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14V1">
            <text:p>14V1</text:p>
          </table:table-cell>
          <table:table-cell office:value-type="float" office:value="39.81">
            <text:p>39.81</text:p>
          </table:table-cell>
          <table:table-cell office:value-type="float" office:value="8.45">
            <text:p>8.45</text:p>
          </table:table-cell>
          <table:table-cell office:value-type="float" office:value="8834.0">
            <text:p>8834.0</text:p>
          </table:table-cell>
          <table:table-cell office:value-type="float" office:value="45.0">
            <text:p>45.0</text:p>
          </table:table-cell>
          <table:table-cell office:value-type="string" office:value="Marine shell (Loripes lacteus)">
            <text:p>Marine shell (Loripes lacteus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eFalcoEtal2015,VacchiEtal2018a">
            <text:p>DeFalcoEtal2015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92535">
            <text:p>AA-92535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536.0">
            <text:p>2536.0</text:p>
          </table:table-cell>
          <table:table-cell office:value-type="float" office:value="37.0">
            <text:p>3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3">
            <text:p>Antonioli-03</text:p>
          </table:table-cell>
          <table:table-cell office:value-type="float" office:value="39.87">
            <text:p>39.87</text:p>
          </table:table-cell>
          <table:table-cell office:value-type="float" office:value="8.43">
            <text:p>8.43</text:p>
          </table:table-cell>
          <table:table-cell office:value-type="float" office:value="2000.0">
            <text:p>2000.0</text:p>
          </table:table-cell>
          <table:table-cell office:value-type="float" office:value="100.0">
            <text:p>100.0</text:p>
          </table:table-cell>
          <table:table-cell office:value-type="string" office:value="Quarry">
            <text:p>Quar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6">
            <text:p>-0.5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25487">
            <text:p>GX-2548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9950.0">
            <text:p>9950.0</text:p>
          </table:table-cell>
          <table:table-cell office:value-type="float" office:value="80.0">
            <text:p>80.0</text:p>
          </table:table-cell>
          <table:table-cell office:value-type="string" office:value="Shell (tellina sp.) on beachrock">
            <text:p>Shell (tellina sp.) on beachrock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5.5">
            <text:p>-45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6">
            <text:p>Antonioli-06</text:p>
          </table:table-cell>
          <table:table-cell office:value-type="float" office:value="39.02">
            <text:p>39.02</text:p>
          </table:table-cell>
          <table:table-cell office:value-type="float" office:value="9.02">
            <text:p>9.02</text:p>
          </table:table-cell>
          <table:table-cell office:value-type="float" office:value="2000.0">
            <text:p>2000.0</text:p>
          </table:table-cell>
          <table:table-cell office:value-type="float" office:value="300.0">
            <text:p>300.0</text:p>
          </table:table-cell>
          <table:table-cell office:value-type="string" office:value="Quarry">
            <text:p>Quar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5">
            <text:p>-0.7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3a">
            <text:p>S3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883.0">
            <text:p>883.0</text:p>
          </table:table-cell>
          <table:table-cell office:value-type="float" office:value="22.0">
            <text:p>22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32">
            <text:p>-1.3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2a">
            <text:p>S2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5243.0">
            <text:p>5243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89">
            <text:p>-1.8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b">
            <text:p>S1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806.0">
            <text:p>2806.0</text:p>
          </table:table-cell>
          <table:table-cell office:value-type="float" office:value="37.0">
            <text:p>37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4">
            <text:p>Antonioli-04</text:p>
          </table:table-cell>
          <table:table-cell office:value-type="float" office:value="39.87">
            <text:p>39.87</text:p>
          </table:table-cell>
          <table:table-cell office:value-type="float" office:value="8.43">
            <text:p>8.43</text:p>
          </table:table-cell>
          <table:table-cell office:value-type="float" office:value="2350.0">
            <text:p>2350.0</text:p>
          </table:table-cell>
          <table:table-cell office:value-type="float" office:value="150.0">
            <text:p>150.0</text:p>
          </table:table-cell>
          <table:table-cell office:value-type="string" office:value="Tomb">
            <text:p>Tomb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0b">
            <text:p>S10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829.0">
            <text:p>2829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P26-4">
            <text:p>P26-4</text:p>
          </table:table-cell>
          <table:table-cell office:value-type="float" office:value="39.74">
            <text:p>39.74</text:p>
          </table:table-cell>
          <table:table-cell office:value-type="float" office:value="8.61">
            <text:p>8.61</text:p>
          </table:table-cell>
          <table:table-cell office:value-type="float" office:value="2790.0">
            <text:p>2790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uizEtal2018,VacchiEtal2018a">
            <text:p>Ruiz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29077">
            <text:p>GX-2907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9050.0">
            <text:p>9050.0</text:p>
          </table:table-cell>
          <table:table-cell office:value-type="float" office:value="30.0">
            <text:p>30.0</text:p>
          </table:table-cell>
          <table:table-cell office:value-type="string" office:value="Shell (H. reticulata)">
            <text:p>Shell (H. reticulat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9.5">
            <text:p>-29.5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6">
            <text:p>GX-30096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930.0">
            <text:p>6930.0</text:p>
          </table:table-cell>
          <table:table-cell office:value-type="float" office:value="80.0">
            <text:p>8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8.2">
            <text:p>-18.2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7">
            <text:p>GX-3009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620.0">
            <text:p>6620.0</text:p>
          </table:table-cell>
          <table:table-cell office:value-type="float" office:value="80.0">
            <text:p>80.0</text:p>
          </table:table-cell>
          <table:table-cell office:value-type="string" office:value="Shell (H. reticulata)">
            <text:p>Shell (H. reticulat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8">
            <text:p>GX-30098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4090.0">
            <text:p>4090.0</text:p>
          </table:table-cell>
          <table:table-cell office:value-type="float" office:value="70.0">
            <text:p>7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6.8">
            <text:p>-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101">
            <text:p>GX-30101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660.0">
            <text:p>6660.0</text:p>
          </table:table-cell>
          <table:table-cell office:value-type="float" office:value="80.0">
            <text:p>8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5.8">
            <text:p>-15.8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Grotta_Verde_pottery">
            <text:p>Grotta_Verde_pottery</text:p>
          </table:table-cell>
          <table:table-cell office:value-type="float" office:value="40.58">
            <text:p>40.58</text:p>
          </table:table-cell>
          <table:table-cell office:value-type="float" office:value="8.15">
            <text:p>8.15</text:p>
          </table:table-cell>
          <table:table-cell office:value-type="float" office:value="7300.0">
            <text:p>7300.0</text:p>
          </table:table-cell>
          <table:table-cell office:value-type="float" office:value="50.0">
            <text:p>50.0</text:p>
          </table:table-cell>
          <table:table-cell office:value-type="string" office:value="Pottery">
            <text:p>Potter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PalomboEtal2017,VacchiEtal2018a">
            <text:p>Palombo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1A">
            <text:p>LTL-8291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2289.0">
            <text:p>2289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2A">
            <text:p>LTL-8292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2468.0">
            <text:p>2468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3A">
            <text:p>LTL-8293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3315.0">
            <text:p>3315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3b">
            <text:p>S3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559.0">
            <text:p>1559.0</text:p>
          </table:table-cell>
          <table:table-cell office:value-type="float" office:value="21.0">
            <text:p>21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5b">
            <text:p>S5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160.0">
            <text:p>1160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01">
            <text:p>-4.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a">
            <text:p>S1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558.0">
            <text:p>2558.0</text:p>
          </table:table-cell>
          <table:table-cell office:value-type="float" office:value="23.0">
            <text:p>23.0</text:p>
          </table:table-cell>
          <table:table-cell office:value-type="string" office:value="Bone fragment">
            <text:p>Bone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.0999999999999999">
            <text:p>-1.0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7b">
            <text:p>S7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5260.0">
            <text:p>5260.0</text:p>
          </table:table-cell>
          <table:table-cell office:value-type="float" office:value="55.0">
            <text:p>5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ntonioli-07">
            <text:p>Antonioli-07</text:p>
          </table:table-cell>
          <table:table-cell office:value-type="float" office:value="40.58">
            <text:p>40.58</text:p>
          </table:table-cell>
          <table:table-cell office:value-type="float" office:value="8.15">
            <text:p>8.15</text:p>
          </table:table-cell>
          <table:table-cell office:value-type="float" office:value="7300.0">
            <text:p>7300.0</text:p>
          </table:table-cell>
          <table:table-cell office:value-type="float" office:value="50.0">
            <text:p>50.0</text:p>
          </table:table-cell>
          <table:table-cell office:value-type="string" office:value="Pottery">
            <text:p>Potte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12,VacchiEtal2018a">
            <text:p>AntonioliEtal2012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6b">
            <text:p>S6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671.0">
            <text:p>2671.0</text:p>
          </table:table-cell>
          <table:table-cell office:value-type="float" office:value="29.0">
            <text:p>29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9">
            <text:p>-2.8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0">
            <text:p>DSH5650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360.0">
            <text:p>5360.0</text:p>
          </table:table-cell>
          <table:table-cell office:value-type="float" office:value="47.0">
            <text:p>4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52">
            <text:p>mixed,terrestrial,5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6">
            <text:p>DSH5656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3247.0">
            <text:p>3247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9">
            <text:p>-3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7">
            <text:p>DSH5657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6698.0">
            <text:p>6698.0</text:p>
          </table:table-cell>
          <table:table-cell office:value-type="float" office:value="57.0">
            <text:p>5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8">
            <text:p>DSH5658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556.0">
            <text:p>5556.0</text:p>
          </table:table-cell>
          <table:table-cell office:value-type="float" office:value="44.0">
            <text:p>4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36">
            <text:p>mixed,terrestrial,3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9">
            <text:p>DSH5659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6949.0">
            <text:p>6949.0</text:p>
          </table:table-cell>
          <table:table-cell office:value-type="float" office:value="69.0">
            <text:p>69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8.2">
            <text:p>-8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13V1">
            <text:p>13V1</text:p>
          </table:table-cell>
          <table:table-cell office:value-type="float" office:value="39.81">
            <text:p>39.81</text:p>
          </table:table-cell>
          <table:table-cell office:value-type="float" office:value="8.45">
            <text:p>8.45</text:p>
          </table:table-cell>
          <table:table-cell office:value-type="float" office:value="8192.0">
            <text:p>8192.0</text:p>
          </table:table-cell>
          <table:table-cell office:value-type="float" office:value="45.0">
            <text:p>45.0</text:p>
          </table:table-cell>
          <table:table-cell office:value-type="string" office:value="Marine shell (Loripes lacteus)">
            <text:p>Marine shell (Loripes lacteus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4.7">
            <text:p>-24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eFalcoEtal2015,VacchiEtal2018a">
            <text:p>DeFalcoEtal2015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792">
            <text:p>DSH5792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4915.0">
            <text:p>4915.0</text:p>
          </table:table-cell>
          <table:table-cell office:value-type="float" office:value="52.0">
            <text:p>52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32">
            <text:p>mixed,terrestrial,3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611">
            <text:p>DSH6611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1187.0">
            <text:p>1187.0</text:p>
          </table:table-cell>
          <table:table-cell office:value-type="float" office:value="37.0">
            <text:p>3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8">
            <text:p>mixed,terrestrial,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612">
            <text:p>DSH6612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947.0">
            <text:p>947.0</text:p>
          </table:table-cell>
          <table:table-cell office:value-type="float" office:value="32.0">
            <text:p>3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5_S">
            <text:p>DSH6995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2662.0">
            <text:p>2662.0</text:p>
          </table:table-cell>
          <table:table-cell office:value-type="float" office:value="68.0">
            <text:p>6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6_S">
            <text:p>DSH6996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4887.0">
            <text:p>4887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61">
            <text:p>DSH5661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3528.0">
            <text:p>3528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3">
            <text:p>-4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7_S">
            <text:p>DSH6997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402.0">
            <text:p>5402.0</text:p>
          </table:table-cell>
          <table:table-cell office:value-type="float" office:value="24.0">
            <text:p>2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72">
            <text:p>mixed,terrestrial,7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